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sk" fo:country="SK" style:language-asian="zxx" style:country-asian="none" style:language-complex="zxx" style:country-complex="none"/>
    </style:style>
    <style:style style:name="P2" style:family="paragraph" style:parent-style-name="Standard" style:list-style-name="L1">
      <style:text-properties fo:language="sk" fo:country="SK" style:language-asian="zxx" style:country-asian="none" style:language-complex="zxx" style:country-complex="none"/>
    </style:style>
    <style:style style:name="P3" style:family="paragraph" style:parent-style-name="Standard" style:list-style-name="L2">
      <style:text-properties fo:language="sk" fo:country="SK" style:language-asian="zxx" style:country-asian="none" style:language-complex="zxx" style:country-complex="none"/>
    </style:style>
    <style:style style:name="P4" style:family="paragraph" style:parent-style-name="Standard">
      <style:text-properties fo:language="sk" fo:country="SK" fo:font-weight="bold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 style:list-style-name="L2"/>
    <style:style style:name="P6" style:family="paragraph" style:parent-style-name="Standard" style:list-style-name="L1">
      <style:paragraph-properties fo:margin-left="2.491cm" fo:margin-right="0cm" fo:text-indent="-0.635cm" style:auto-text-indent="false"/>
      <style:text-properties fo:language="sk" fo:country="SK" style:language-asian="zxx" style:country-asian="none" style:language-complex="zxx" style:country-complex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sk" fo:country="SK" style:language-asian="zxx" style:country-asian="none" style:language-complex="zxx" style:country-complex="none"/>
    </style:style>
    <style:style style:name="T3" style:family="text">
      <style:text-properties fo:language="sk" fo:country="SK" fo:font-style="italic" style:language-asian="zxx" style:country-asian="none" style:font-style-asian="italic" style:language-complex="zxx" style:country-complex="none" style:font-style-complex="italic"/>
    </style:style>
    <style:style style:name="T4" style:family="text">
      <style:text-properties fo:language="sk" fo:country="SK" fo:font-weight="bold" style:language-asian="zxx" style:country-asian="none" style:font-weight-asian="bold" style:language-complex="zxx" style:country-complex="none" style:font-weight-complex="bold"/>
    </style:style>
    <style:style style:name="T5" style:family="text">
      <style:text-properties style:font-name="Times New Roman1" fo:language="sk" fo:country="SK" style:language-asian="zxx" style:country-asian="none" style:language-complex="zxx" style:country-complex="none"/>
    </style:style>
    <style:style style:name="T6" style:family="text">
      <style:text-properties style:font-name="Times New Roman1" fo:language="sk" fo:country="SK" fo:font-weight="bold" style:language-asian="zxx" style:country-asian="none" style:font-weight-asian="bold" style:language-complex="zxx" style:country-complex="none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ipomienky pre vreckové vydanie Biblie, SSV 2012</text:p>
      <text:p text:style-name="P4">(upozornenia na chyby alebo podnety na úpravu) </text:p>
      <text:p text:style-name="P4"/>
      <text:p text:style-name="P4">Text Písma:</text:p>
      <text:p text:style-name="P4"/>
      <text:list xml:id="list32560919" text:style-name="L1">
        <text:list-item>
          <text:p text:style-name="P2">str. 1491: Jn 12,7: na konci verša nemajú byť úvodzovky (sú až na konci v. 8)</text:p>
        </text:list-item>
        <text:list-item>
          <text:p text:style-name="P2">str. 1493: Jn 13,8: nemá tam byť otáznik (Ježiš mu odpovedal?), ale úvodzovky</text:p>
        </text:list-item>
        <text:list-item>
          <text:p text:style-name="P6">Jn 13,20: nemajú byť úvodzovky pred: „Kto prijíma...“; alebo ak, tak jednoduché, ako vo v. 18 (potom treba pridať aj na konci Ježišovho výroku)</text:p>
        </text:list-item>
        <text:list-item>
          <text:p text:style-name="P6">Jn 13,21: podobne ako Jn 13,20; úvodzovky pred „Jeden z vás...“ (asi jednoduché úvodzovky; na konci vety aj dvojité)</text:p>
        </text:list-item>
        <text:list-item>
          <text:p text:style-name="P2">str. 1500: Jn 19,29: má byť slovo „<text:span text:style-name="T1">octom</text:span>“ kurzívou?</text:p>
        </text:list-item>
        <text:list-item>
          <text:p text:style-name="P2">str. 1431: Mk 16,15: Nemá byť čiarka vo vete: „Choďte do celého sveta...“</text:p>
        </text:list-item>
        <text:list-item>
          <text:p text:style-name="P2">str. 809: Prís 18,11: asi zle rozdelené slovo „mestom“ na konci riadka</text:p>
        </text:list-item>
        <text:list-item>
          <text:p text:style-name="P2">str. 193, Nm 21, 18: Mala by byť čiarka pred oslovením „studnička“ (táto chyba je vo všetkých vydaniach SSV), teda: „Vyraz, studnička!“</text:p>
        </text:list-item>
        <text:list-item>
          <text:p text:style-name="P2">str. 253, nadpis pred kap. 32: Nerozumiem, prečo je uvedený text „Mojžišova pieseň“ (vo všetkých vydaniach SSV) veľkými písmenami; nikde inde som taký medzinadpis v texte Písma nenašiel, podľa mňa by to malo byť uvedené obyčajným (resp. tučným) písmom</text:p>
        </text:list-item>
      </text:list>
      <text:p text:style-name="P1"/>
      <text:p text:style-name="P4">Úvody:</text:p>
      <text:p text:style-name="P4"/>
      <text:p text:style-name="P1">Niektoré chyby sú už vo vydaní SSV 2009 (Biblia – menšia, na ktorú prispeli verbisti).</text:p>
      <text:p text:style-name="P1"/>
      <text:list xml:id="list33202389" text:style-name="L2">
        <text:list-item>
          <text:p text:style-name="P5">Gn, str. 15, bod 1, 2. riadok odspodu odstavca: pred bodkou v odkaze Hebr 5, 6. 10 nemá byť medzera</text:p>
        </text:list-item>
        <text:list-item>
          <text:p text:style-name="P5">Nm, str. 163, bod 2, 6. riadok odspodu: Pravdepodobne sú tam dve medzery za pomlčkou v odkaze na hlavy 13 až 14 (mimochodom, bolo by dobré celý text prebehnúť, aby nikde neboli dve vedľa seba uvedené tvrdé medzery – toto patrí k základným typografickým kontrolám textu pred sadzbou); nie je to spôsobené vyplnením pri rovnomernom zarovnaní na oba okraje...</text:p>
        </text:list-item>
        <text:list-item>
          <text:p text:style-name="P5">Dt, str. 215, bod 2, písm. D: za číslom hlavy 34 je 2x uvedená ukončovacia zátvorka, má byť len jedna</text:p>
        </text:list-item>
        <text:list-item>
          <text:p text:style-name="P3">str. 259, bod 1, predposledný riadok odstavca: „Ján Hirkán I.“ má byť uvedený s ypsilonom (porov. str. 1296-1297)</text:p>
        </text:list-item>
        <text:list-item>
          <text:p text:style-name="P5"><text:span text:style-name="T2">str. 261, 7. riadok zhora: Toto je moja otázka: má byť singulár „jestvovanie početných štátikov vo forme opevneného mesta“, a nie skôr plurál „jestvovanie početných štátikov vo forme opevnených miest“?</text:span></text:p>
        </text:list-item>
        <text:list-item>
          <text:p text:style-name="P5"><text:span text:style-name="T2">Rút, str. 325, bod 2, 5. riadok zdola: pred ukončovacou zátvorkou nemá byť medzera (za slovom „obranca“)</text:span></text:p>
        </text:list-item>
        <text:list-item>
          <text:p text:style-name="P5"><text:span text:style-name="T2">str. 333, 6. riadok zhora: pravdepodobne opäť dve medzery: „Tí__roku 597...“</text:span></text:p>
        </text:list-item>
        <text:list-item>
          <text:p text:style-name="P5"><text:span text:style-name="T2">str. 333, bod 2, písm. b: Za menom kráľa Dávida je potrebné dať nejaké oddelenie, napr. pomlčku či čiarku, alebo upraviť vetu („Dávid kráľ v Hebrone a v Jeruzaleme“ napr. na „Dávid – kráľ v Hebrone a v Jeruzaleme“ alebo „Dávid, kráľ v Hebrone a v Jeruzaleme“, alebo „Dávid kráľom v Hebrone a v Jeruzaleme“)</text:span></text:p>
        </text:list-item>
        <text:list-item>
          <text:p text:style-name="P5"><text:span text:style-name="T2">Krn, str. 472, bod 2, písm. c: Text má byť uvedený kurzívou („</text:span><text:span text:style-name="T3">Dejiny kráľa Šalamúna</text:span><text:span text:style-name="T2">“)</text:span></text:p>
        </text:list-item>
        <text:list-item>
          <text:p text:style-name="P5"><text:span text:style-name="T2">str. 545, bod 5, 4. riadok zdola: v hranatých zátvorkách je pomlčka (text: „[–]“). Toto je nejaký relikt, ktorý je aj vo vydaní z r. 2009, ale podľa mňa tam nemá byť, nemá opodstatnenie.</text:span></text:p>
        </text:list-item>
        <text:list-item>
          <text:p text:style-name="P5"><text:soft-page-break/><text:span text:style-name="T2">Tob, str. 578, bod 1, 2. riadok: Nerozumiem formulácii „v hebrejskej biblii má nadpis </text:span><text:span text:style-name="T3">Kniha Tóbiho</text:span><text:span text:style-name="T2">“. Ako je aj uvedené v bode 3, biblisti vedia, že kniha Tobiášova sa v hebrejskej biblii nenachádza (ani v moderných kritických vydaniach, ako je napr. BHS). Čo chcel autor úvodu týmto povedať? Bolo by dobré konzultovať napr. s Braňom Kľuskom alebo Jozefom Jančovičom, ako vhodne upraviť tento text. Poslal som im o tom aj e-mail (Vám v kópii).</text:span></text:p>
        </text:list-item>
        <text:list-item>
          <text:p text:style-name="P5"><text:span text:style-name="T2">Tob, str. 578, bod 2, písm. b, názov mesta je podľa mňa nesprávne uvedený, teda aspoň pokiaľ ide o súlad s textom prekladu knihy Tobiáš – mimochodom, to je preklad prof. Heribana, však? Nominatív v tomto bode predpokladá „Ekbatana“, ale v texte je Ekbatany (str. 583, pred Tob 4,1; tam gen. „do Ekbatan“; str. 587, Tob 7,1; tam gen. „do Ekbatán“) – bolo by to vhodné všetko zjednotiť.</text:span></text:p>
        </text:list-item>
        <text:list-item>
          <text:p text:style-name="P5"><text:span text:style-name="T2">Jób, str. 633, bod 1, 2. riadok, zbytočná čiarka za slovom </text:span><text:span text:style-name="T3">Ijjób</text:span><text:span text:style-name="T2"> (pred znakom rovnosti)</text:span></text:p>
        </text:list-item>
        <text:list-item>
          <text:p text:style-name="P5"><text:span text:style-name="T2">Jób, str. 633, bod 1, 4. riadok zhora; opäť asi zdvojená pevná medzera v texte „keď ho__postihne“</text:span></text:p>
        </text:list-item>
        <text:list-item>
          <text:p text:style-name="P5"><text:span text:style-name="T2">Jób, str. 634, bod 3, písm. b, 1. riadok, za úvodzovkou „Boží synovia“ nemá byť čiarka; namiesto nej po medzere má byť začiatočná úvodzovka (tá končí na konci riadka) tak, ako je to ide v písm. b alebo napr. na zač. písm. c. Takto je to napr. aj vo veľkých vydaniach SSV, tam pod č. 5.2.</text:span></text:p>
        </text:list-item>
        <text:list-item>
          <text:p text:style-name="P5"><text:span text:style-name="T2">Ž, str. 678, bod 1, 7. riadok zhora: opäť asi zdvojená pevná medzera v texte „doxológiou__a slovom“</text:span></text:p>
        </text:list-item>
        <text:list-item>
          <text:p text:style-name="P5"><text:span text:style-name="T2">Ž, str. 678, bod 1, 9. riadok zhora: mala by byť čiarka v „jestvujúce zbie</text:span><text:span text:style-name="T4">rky, a </text:span><text:span text:style-name="T2">to podľa mena...“</text:span></text:p>
        </text:list-item>
        <text:list-item>
          <text:p text:style-name="P5"><text:span text:style-name="T2">Ž, str. 678, bod 1, 10. riadok zhora: adjektívum „jahvistický“ by malo byť písané rovnako ako „elohistický“, teda s malým začiatočným písmenom</text:span></text:p>
        </text:list-item>
        <text:list-item>
          <text:p text:style-name="P5"><text:span text:style-name="T2">Ž, str. 678, bod 3, 5. riadok zhora: pred menom „Asaf“ za zátvorkou treba čiarku</text:span></text:p>
        </text:list-item>
        <text:list-item>
          <text:p text:style-name="P5"><text:span text:style-name="T2">Ž, str. 678, bod 3, 7. riadok zdola: opäť očividne veľká pevná medzera v texte „zo__14. stor. pred Kr.“</text:span></text:p>
        </text:list-item>
        <text:list-item>
          <text:p text:style-name="P5"><text:span text:style-name="T2">Prís, str. 784, bod 2, písm. g: Veľká medzera za týmto písmenom a textom („Anonymné číselné príslovia“)</text:span></text:p>
        </text:list-item>
        <text:list-item>
          <text:p text:style-name="P5"><text:span text:style-name="T2">Prís, str. 785, bod 4, 2. riadok zhora: Nie som si istý, ale domnievam sa, že by mala byť uvedená čiarka pred „sa“: „prísloví, najmä ich chápanie </text:span><text:span text:style-name="T5">»</text:span><text:span text:style-name="T2">múdro</text:span><text:span text:style-name="T4">sti</text:span><text:span text:style-name="T6">«</text:span><text:span text:style-name="T4">, sa </text:span><text:span text:style-name="T2">od...“</text:span></text:p>
        </text:list-item>
      </text:list>
      <text:p text:style-name="Standard"><text:span text:style-name="T2"/></text:p>
      <text:p text:style-name="Standard"><text:span text:style-name="T2">Spracoval: Juraj Vidéky</text:span></text:p>
      <text:p text:style-name="Standard"><text:span text:style-name="T2">Posledná zmena: 2012-04-11</text:span></text:p>
      <text:p text:style-name="Standard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8M13S</meta:editing-duration>
    <meta:editing-cycles>103</meta:editing-cycles>
    <meta:generator>OpenOffice.org/3.3$Win32 OpenOffice.org_project/330m20$Build-9567</meta:generator>
    <dc:date>2012-04-11T13:52:09.87</dc:date>
    <dc:creator>Juraj Vidéky</dc:creator>
    <meta:document-statistic meta:table-count="0" meta:image-count="0" meta:object-count="0" meta:page-count="2" meta:paragraph-count="38" meta:word-count="915" meta:character-count="4988"/>
    <meta:user-defined meta:name="Info 1"/>
    <meta:user-defined meta:name="Info 2"/>
    <meta:user-defined meta:name="Info 3"/>
    <meta:user-defined meta:name="Info 4"/>
  </office:meta>
</office:document-meta>
</file>